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4839in"/>
    </style:style>
    <style:style style:name="co6" style:family="table-column">
      <style:table-column-properties fo:break-before="auto" style:column-width="2.3402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2.994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morphologie_beschreibung</text:p>
          </table:table-cell>
          <table:table-cell office:value-type="string" calcext:value-type="string">
            <text:p>Lithologie</text:p>
          </table:table-cell>
          <table:table-cell office:value-type="string" calcext:value-type="string">
            <text:p>geologie_text</text:p>
          </table:table-cell>
          <table:table-cell office:value-type="string" calcext:value-type="string">
            <text:p>BODENTYP_orig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UBTYP</text:p>
          </table:table-cell>
          <table:table-cell office:value-type="string" calcext:value-type="string">
            <text:p>VARIETÄT</text:p>
          </table:table-cell>
          <table:table-cell office:value-type="string" calcext:value-type="string">
            <text:p>VARIETÄT2</text:p>
          </table:table-cell>
          <table:table-cell office:value-type="string" calcext:value-type="string">
            <text:p>humusform_orig</text:p>
          </table:table-cell>
          <table:table-cell office:value-type="string" calcext:value-type="string">
            <text:p>gebiet1_parentmaterial_numerog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10_U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-Rendzina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Rohhumusartiger Moder/ eher typisch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11_U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Carbonathaltige Braunerde, kolluvial gestö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ifluvent</text:p>
          </table:table-cell>
          <table:table-cell table:number-columns-repeated="6"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12_U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 office:value-type="string" calcext:value-type="string">
            <text:p>Karbonatgehalt unerschiedlich hoch</text:p>
          </table:table-cell>
          <table:table-cell office:value-type="string" calcext:value-type="string">
            <text:p>Kolluvisol, Entwicklung zur Moder-Pararendzina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haltiger Kolluvi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Farb-Substratboden aus Grödner-Sandstein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Farb-Substratboden</text:p>
          </table:table-cell>
          <table:table-cell office:value-type="string" calcext:value-type="string">
            <text:p>aus Grödner-Sandstein</text:p>
          </table:table-cell>
          <table:table-cell/>
          <table:table-cell office:value-type="string" calcext:value-type="string">
            <text:p>Typisch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4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sche Braunerde, carbonatfrei, kolluvial gestört?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 office:value-type="string" calcext:value-type="string">
            <text:p>kolluvial beeinflußt</text:p>
          </table:table-cell>
          <table:table-cell office:value-type="string" calcext:value-type="string">
            <text:p>Rhizo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c eutrochrept</text:p>
          </table:table-cell>
          <table:table-cell table:number-columns-repeated="6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6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Rohumus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fluventic eutrochrept</text:p>
          </table:table-cell>
          <table:table-cell table:number-columns-repeated="6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7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Fels-Auflagehumusboden über Silikatgestein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Carbonatfreier Fels-Auflagehumusboden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arenic hapludalf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8_U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Moder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artiger Moder/ Typ. Mod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9_U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, kolluvial beeinflusst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rundmoraene</text:p>
          </table:table-cell>
          <table:table-cell table:number-columns-repeated="8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_U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Carbonathaltiger Kolluvisol; Entwicklung in Richtung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haltiger Kolluvisol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2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table:number-columns-repeated="2"/>
          <table:table-cell office:value-type="string" calcext:value-type="string">
            <text:p>Rhizo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Feinsediment, fluviatile Sande und Kiese, Porphyrzersatz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fluvent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4_U</text:p>
          </table:table-cell>
          <table:table-cell table:number-columns-repeated="2" office:value-type="string" calcext:value-type="string">
            <text:p>Moorablagerung</text:p>
          </table:table-cell>
          <table:table-cell office:value-type="string" calcext:value-type="string">
            <text:p>Feinsediment</text:p>
          </table:table-cell>
          <table:table-cell office:value-type="string" calcext:value-type="string">
            <text:p>Haftnässe-Pseudogley</text:p>
          </table:table-cell>
          <table:table-cell office:value-type="string" calcext:value-type="string">
            <text:p>PSEUDOGLEYE</text:p>
          </table:table-cell>
          <table:table-cell table:number-columns-repeated="2" office:value-type="string" calcext:value-type="string">
            <text:p>Haftnässe-Pseudogley</text:p>
          </table:table-cell>
          <table:table-cell table:number-columns-repeated="2"/>
          <table:table-cell office:value-type="string" calcext:value-type="string">
            <text:p>Hydromorpher Mullartiger Mod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5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etamorphe Gesteine; weit gestuftes Skelett (Moräne, Porphy, u.a), hoher Schluffgehalt (Moräne)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6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7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Moder-Para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Pararendzina</text:p>
          </table:table-cell>
          <table:table-cell office:value-type="string" calcext:value-type="string">
            <text:p>Moder-Pararendzina</text:p>
          </table:table-cell>
          <table:table-cell table:number-columns-repeated="2"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8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geringer Kalkgehalt, gemischte Skelettformen (kantig und gerundet), unterschiedliche Mineralogie des Skelettes?</text:p>
          </table:table-cell>
          <table:table-cell office:value-type="string" calcext:value-type="string">
            <text:p>Kolluvisol; Entwicklung Richtung Braunerde </text:p>
          </table:table-cell>
          <table:table-cell office:value-type="string" calcext:value-type="string">
            <text:p>UMGELAGERTE BÖDEN</text:p>
          </table:table-cell>
          <table:table-cell table:number-columns-repeated="2" office:value-type="string" calcext:value-type="string">
            <text:p>Kolluvi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9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_U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laut Karte: undifferenzierte Moräne, selbst kartiert: Moränenmaterial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0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in ersten cmtern viel großes, flaches, kantiges Skelett, nach unten hin kanten gerundeter und auch ganz rund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in oberen dm vereinzelt auch gerundetes Skelett; unterschiedliche Mineralogie des Skelettes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Typisch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32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Boden aus Anstehendem entwickelt oder aus den Lockersedimenten? --&gt; Skelettverteilung; Unterschiedliche Mineralogie des Skelettes; Porphyr erscheint grauer - Grund für Farbe im Profil?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eutrochreptic rendoll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3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steine und Blöcke</text:p>
          </table:table-cell>
          <table:table-cell office:value-type="string" calcext:value-type="string">
            <text:p>Braun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34_U</text:p>
          </table:table-cell>
          <table:table-cell table:number-columns-repeated="2" office:value-type="string" calcext:value-type="string">
            <text:p>Moorablagerung</text:p>
          </table:table-cell>
          <table:table-cell office:value-type="string" calcext:value-type="string">
            <text:p>Feinsediment, fluviatile Sande und Kiese, Porphyrzersatz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typic eutrochrept</text:p>
          </table:table-cell>
          <table:table-cell table:number-columns-repeated="6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5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Porphyr verwittert in Sand? - auch hier erste Anzeichen dafür; überwiegend gerundetes Skelett; gemischte Mineralogie (u.a. grünlich schiefriges wie bei U_ME_L28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table:number-columns-repeated="6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36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insgesamt eher kantengerundetes Skelett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hapludalf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7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in etwa 50 cm viel Gestein mit Glimmer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8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fast durchweg gerundetes Skelett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Typischer 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39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oräne auf Porphyr, Ab etwa 50cm wieder gerundetes Skelett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3_U</text:p>
          </table:table-cell>
          <table:table-cell table:number-columns-repeated="2" office:value-type="string" calcext:value-type="string">
            <text:p>Alluviale Ablagerung</text:p>
          </table:table-cell>
          <table:table-cell office:value-type="string" calcext:value-type="string">
            <text:p>laut Karte: <text:s text:c="8"/>Aufschluss: Moräne auf fluviatilen Schottern auf fluviatilen Sanden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Xeromorpher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table:number-columns-repeated="6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0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, kolluvial gepräg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 office:value-type="string" calcext:value-type="string">
            <text:p>kolluvial beeinflußt</text:p>
          </table:table-cell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oräne auf Porphyr </text:p>
          </table:table-cell>
          <table:table-cell office:value-type="string" calcext:value-type="string">
            <text:p>Semi-Podsol</text:p>
          </table:table-cell>
          <table:table-cell office:value-type="string" calcext:value-type="string">
            <text:p>PODSOLE</text:p>
          </table:table-cell>
          <table:table-cell table:number-columns-repeated="2" office:value-type="string" calcext:value-type="string">
            <text:p>Semipod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550 (braunlehm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42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Podsolig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eutrochrept</text:p>
          </table:table-cell>
          <table:table-cell table:number-columns-repeated="6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3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Hangschutt -&gt; Sedimentgestein, sehr heterogene Petrographie: 40 % Dolomit, 10 Grödener Sandtsein (Kann das sein?), 40 % Mergel/Schluffstein, 10 % Kalk; Werfener Schichten</text:p>
          </table:table-cell>
          <table:table-cell office:value-type="string" calcext:value-type="string">
            <text:p>Carbonathaltige Braunerde, kolluvial beeinfluss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44_T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60% Dolomit, 40% Porphyr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typic hapludalf</text:p>
          </table:table-cell>
          <table:table-cell table:number-columns-repeated="6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5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Schutt aus Dolomit</text:p>
          </table:table-cell>
          <table:table-cell office:value-type="string" calcext:value-type="string">
            <text:p>Rendzina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ull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6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Hangschutt</text:p>
          </table:table-cell>
          <table:table-cell office:value-type="string" calcext:value-type="string">
            <text:p>Typisch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7_T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, rigolt</text:p>
          </table:table-cell>
          <table:table-cell table:number-columns-repeated="2"/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48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Kalkstein dominierend, Kalk, Werfener Formation;in H2 + H4 zum Teil kleines gerundetes Skelett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9_T</text:p>
          </table:table-cell>
          <table:table-cell table:number-columns-repeated="2" office:value-type="string" calcext:value-type="string">
            <text:p>Hangschutt</text:p>
          </table:table-cell>
          <table:table-cell office:value-type="string" calcext:value-type="string">
            <text:p>Kalkstein dominierend, Dolomit, Sandstein? (eher nicht) (gut angewittert), Werfener Formation (rot)</text:p>
          </table:table-cell>
          <table:table-cell office:value-type="string" calcext:value-type="string">
            <text:p>Kalklehm-Rendzina, kolluvial beeinflusst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4_U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laut karte: <text:s text:c="8"/>Aufschluss: kantiger Kalkgesteinsschutt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table:number-columns-repeated="6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0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oben Grödener Sandstein (eher Werferner Schicht), ab <text:s/>I Cv Porphyr, Gneis, Kalk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Rhizomull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1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Sandstein? (ganz klein, immer rot), Gneis?, unten gelbe und rote (Tone) aus Werfener Formation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2_T</text:p>
          </table:table-cell>
          <table:table-cell table:number-columns-repeated="2" office:value-type="string" calcext:value-type="string">
            <text:p>Hangschutt</text:p>
          </table:table-cell>
          <table:table-cell office:value-type="string" calcext:value-type="string">
            <text:p>Schutthalde, Dolomit dominierend, Kalkstein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, ?rigolt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53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Kalkstein dominierend, Gneis?, Dolomit</text:p>
          </table:table-cell>
          <table:table-cell office:value-type="string" calcext:value-type="string">
            <text:p>Moder-Rendzina, verbraun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verbraunt</text:p>
          </table:table-cell>
          <table:table-cell/>
          <table:table-cell office:value-type="string" calcext:value-type="string">
            <text:p>Rohumusratiger Mod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hapludoll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4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alles --Y Rohr in 50 cm Tiefe, anthropogene veränderung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5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Dolomit (ab Block, aber v.a. unten), Kalkstein (v.a. unten), Porphyr (weiter unten), Gneis (stark verwittert, ganz unten), gelbe Tonsteine (viel verschiedenes Kristalines)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Rhizo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6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Porphyr, Kalkstein, Gneis, Werfener Formation (gelb, rot), Quarz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entic hapludoll</text:p>
          </table:table-cell>
          <table:table-cell table:number-columns-repeated="6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57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Porphyr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dystric eutrochrept</text:p>
          </table:table-cell>
          <table:table-cell table:number-columns-repeated="6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8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Skelett in Auflage (Steine, Grobgrus)</text:p>
          </table:table-cell>
          <table:table-cell office:value-type="string" calcext:value-type="string">
            <text:p>Brauner? 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Moder/ Rohumusartiger Moder?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ollic eutrochrept</text:p>
          </table:table-cell>
          <table:table-cell table:number-columns-repeated="6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9_T</text:p>
          </table:table-cell>
          <table:table-cell table:number-columns-repeated="2" office:value-type="string" calcext:value-type="string">
            <text:p>Hangschutt</text:p>
          </table:table-cell>
          <table:table-cell table:number-columns-repeated="8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5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6_U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Carbonatfreier Fels-Auflagehumusboden und Brauner 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Carbonatfreier Fels-Auflagehumusboden</text:p>
          </table:table-cell>
          <table:table-cell table:number-columns-repeated="2"/>
          <table:table-cell office:value-type="string" calcext:value-type="string">
            <text:p>Rohhumus und Moder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7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8_U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9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scher Ranker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Typischer 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53" calcext:value-type="float">
            <text:p>1285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66" calcext:value-type="float">
            <text:p>12866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67" calcext:value-type="float">
            <text:p>1286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2868" calcext:value-type="float">
            <text:p>1286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ull-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2" calcext:value-type="float">
            <text:p>1288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3" calcext:value-type="float">
            <text:p>1288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2885" calcext:value-type="float">
            <text:p>1288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2886" calcext:value-type="float">
            <text:p>1288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87" calcext:value-type="float">
            <text:p>1288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8" calcext:value-type="float">
            <text:p>1288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889" calcext:value-type="float">
            <text:p>1288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ypischer Rohhumu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ypischer Rohhumus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911" calcext:value-type="float">
            <text:p>12911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912" calcext:value-type="float">
            <text:p>12912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913" calcext:value-type="float">
            <text:p>129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914" calcext:value-type="float">
            <text:p>12914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915" calcext:value-type="float">
            <text:p>1291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957" calcext:value-type="float">
            <text:p>1295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959" calcext:value-type="float">
            <text:p>1295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961" calcext:value-type="float">
            <text:p>1296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12963" calcext:value-type="float">
            <text:p>1296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983" calcext:value-type="float">
            <text:p>12983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angel-(Kalk-)Rohhumu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ull-Rendzina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986" calcext:value-type="float">
            <text:p>12986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2987" calcext:value-type="float">
            <text:p>12987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(Para)braunerde basenreich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988" calcext:value-type="float">
            <text:p>1298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5403" calcext:value-type="float">
            <text:p>154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5581" calcext:value-type="float">
            <text:p>15581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(Para)Braunerde basenreich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202" calcext:value-type="float">
            <text:p>162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03" calcext:value-type="float">
            <text:p>162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04" calcext:value-type="float">
            <text:p>162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302" calcext:value-type="float">
            <text:p>163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303" calcext:value-type="float">
            <text:p>163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351" calcext:value-type="float">
            <text:p>1635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d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Feinmaterial-Rohboden carbonathaltig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Feinmaterial-Rohboden</text:p>
          </table:table-cell>
          <table:table-cell office:value-type="string" calcext:value-type="string">
            <text:p>Carbonathaltiger Feinmaterial-Rohboden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09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d1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1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d1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d1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d2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e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be0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gr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r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r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r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7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gr0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r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d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d0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frei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d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d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d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d1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d12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1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d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d1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2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e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f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f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g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g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g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g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g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g0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h0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0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h0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h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10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1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1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h1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h1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h1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hh1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01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hi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i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Grobmaterial-Rohboden carbonathaltig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Grobmaterial-Rohboden</text:p>
          </table:table-cell>
          <table:table-cell office:value-type="string" calcext:value-type="string">
            <text:p>Carbonathaltiger Grobmaterial-Rohboden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j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hj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j07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k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k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k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l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8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j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k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k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k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Festgestein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7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Parabraunerde karbonathaltig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lf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lf0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1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a01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a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a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a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Kolluvisol carbonatfrei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a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 table:number-columns-repeated="2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b0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6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n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n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f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a01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Braunerden auf Festgestein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table:number-columns-repeated="2"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pa02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Braunerden auf Festgestein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table:number-columns-repeated="2"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pa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01</text:p>
          </table:table-cell>
          <table:table-cell table:number-columns-repeated="2" office:value-type="string" calcext:value-type="string">
            <text:p>Eisrandsedimente</text:p>
          </table:table-cell>
          <table:table-cell/>
          <table:table-cell office:value-type="string" calcext:value-type="string">
            <text:p>Para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table:number-columns-repeated="3"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qa02</text:p>
          </table:table-cell>
          <table:table-cell office:value-type="string" calcext:value-type="string">
            <text:p>Moorablagerung</text:p>
          </table:table-cell>
          <table:table-cell office:value-type="string" calcext:value-type="string">
            <text:p>Moor rezen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qa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6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0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a1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a1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1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n auf Lockersediment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1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rc01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rc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4a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Para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2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Grobmaterial-Rohboden carbonatfrei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Grobmaterial-Rohboden</text:p>
          </table:table-cell>
          <table:table-cell office:value-type="string" calcext:value-type="string">
            <text:p>Carbonatfreier Grobmaterial-Rohboden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0:48:04.505260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7:03:04.103381124</dc:date>
    <dc:creator>fabs </dc:creator>
    <meta:generator>LibreOffice/4.2.7.2$Linux_X86_64 LibreOffice_project/420m0$Build-2</meta:generator>
    <meta:editing-duration>PT5H32M12S</meta:editing-duration>
    <meta:editing-cycles>5</meta:editing-cycles>
    <meta:document-statistic meta:table-count="1" meta:cell-count="3205" meta:object-count="0"/>
  </office:meta>
</office:document-meta>
</file>